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ffe994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unto 1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RTICUL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ja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5:.E5])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pice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D6:.E6])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ma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D7:.E7])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l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8:.E8]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bre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SUM([.D9:.E9])" office:value-type="float" office:value="21" calcext:value-type="float">
            <text:p>2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4"/>
        </table:table-row>
      </table:table>
      <table:table table:name="Punto 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ntado</text:p>
          </table:table-cell>
          <table:table-cell office:value-type="string" calcext:value-type="string">
            <text:p>Crédit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7;5%)" office:value-type="float" office:value="7.05" calcext:value-type="float">
            <text:p>7,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10;5%)" office:value-type="float" office:value="10.05" calcext:value-type="float">
            <text:p>10,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13;5%)" office:value-type="float" office:value="13.05" calcext:value-type="float">
            <text:p>13,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SUM(3;5%)" office:value-type="float" office:value="3.05" calcext:value-type="float">
            <text:p>3,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21;5%)" office:value-type="float" office:value="21.05" calcext:value-type="float">
            <text:p>21,05</text:p>
          </table:table-cell>
        </table:table-row>
      </table:table>
      <table:table table:name="Punto 3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RTICUL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ja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cadore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ma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l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bre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>
        <table:named-range table:name="punto2" table:base-cell-address="$'Punto 2'.$A$1" table:cell-range-address="$'Punto 2'.$A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1T20:17:01.675000000</meta:creation-date>
    <meta:generator>LibreOffice/7.3.5.2$Windows_X86_64 LibreOffice_project/184fe81b8c8c30d8b5082578aee2fed2ea847c01</meta:generator>
    <dc:date>2022-07-21T21:28:07.515000000</dc:date>
    <meta:editing-duration>PT2M52S</meta:editing-duration>
    <meta:editing-cycles>1</meta:editing-cycles>
    <meta:document-statistic meta:table-count="3" meta:cell-count="54" meta:object-count="0"/>
  </office:meta>
</office:document-meta>
</file>